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260" officeooo:paragraph-rsid="0014f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search paper https://ieeexplore.ieee.org/document/9556632</text:p>
      <text:p text:style-name="P1"/>
      <text:p text:style-name="P1">Dataset https://www.kaggle.com/datasets/debasisdotcom/parkinson-disease-dete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20:21:01.621558351</meta:creation-date>
    <dc:date>2023-01-25T20:22:24.359589759</dc:date>
    <meta:editing-duration>PT1M24S</meta:editing-duration>
    <meta:editing-cycles>1</meta:editing-cycles>
    <meta:document-statistic meta:table-count="0" meta:image-count="0" meta:object-count="0" meta:page-count="1" meta:paragraph-count="2" meta:word-count="5" meta:character-count="140" meta:non-whitespace-character-count="137"/>
    <meta:generator>LibreOffice/6.4.7.2$Linux_X86_64 LibreOffice_project/40$Build-2</meta:generator>
  </office:meta>
</office:document-meta>
</file>